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2.972cm"/>
    </style:style>
    <style:style style:name="co32" style:family="table-column">
      <style:table-column-properties fo:break-before="auto" style:column-width="1.042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1.542cm"/>
    </style:style>
    <style:style style:name="co35" style:family="table-column">
      <style:table-column-properties fo:break-before="auto" style:column-width="0.953cm"/>
    </style:style>
    <style:style style:name="co36" style:family="table-column">
      <style:table-column-properties fo:break-before="auto" style:column-width="1.824cm"/>
    </style:style>
    <style:style style:name="co37" style:family="table-column">
      <style:table-column-properties fo:break-before="auto" style:column-width="2.88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52cm"/>
    </style:style>
    <style:style style:name="co40" style:family="table-column">
      <style:table-column-properties fo:break-before="auto" style:column-width="0.975cm"/>
    </style:style>
    <style:style style:name="co41" style:family="table-column">
      <style:table-column-properties fo:break-before="auto" style:column-width="1.36cm"/>
    </style:style>
    <style:style style:name="co42" style:family="table-column">
      <style:table-column-properties fo:break-before="auto" style:column-width="0.658cm"/>
    </style:style>
    <style:style style:name="co43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 style:data-style-name="N100">
      <style:table-cell-properties fo:background-color="#fe7f00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13" table:default-cell-style-name="ce41"/>
        <table:table-column table:style-name="co25" table:default-cell-style-name="ce41"/>
        <table:table-column table:style-name="co27" table:default-cell-style-name="ce41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41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41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41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41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41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41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7T7 ( СФО ТБ-3 j,01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3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 table:number-rows-repeated="2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table:style-name="ce41"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41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41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41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41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.3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41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41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 table:number-rows-repeated="1048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7" table:default-cell-style-name="ce41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" table:default-cell-style-name="ce41"/>
        <table:table-column table:style-name="co25" table:default-cell-style-name="ce41"/>
        <table:table-column table:style-name="co41" table:default-cell-style-name="ce41"/>
        <table:table-column table:style-name="co42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.00.0000</text:date>, <text:time style:data-style-name="N2" text:time-value="05:40:06.4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04T05:51:04.627000000</dc:date>
    <meta:editing-duration>P6DT5H24M57S</meta:editing-duration>
    <meta:editing-cycles>2437</meta:editing-cycles>
    <meta:document-statistic meta:table-count="6" meta:cell-count="13463" meta:object-count="0"/>
  </office:meta>
</office:document-meta>
</file>